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bc762" officeooo:paragraph-rsid="00094401"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94401" officeooo:paragraph-rsid="0009440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officeooo:rsid="001bc762" officeooo:paragraph-rsid="00094401"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8pt" fo:font-weight="bold" officeooo:rsid="001bc762" officeooo:paragraph-rsid="00094401"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6pt" fo:font-weight="bold" officeooo:rsid="001bc762" officeooo:paragraph-rsid="00094401"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text-line-through-style="none" style:text-line-through-type="none" fo:font-size="12pt" fo:font-weight="bold" officeooo:rsid="00094401" officeooo:paragraph-rsid="00094401"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text-line-through-style="none" style:text-line-through-type="none" fo:font-size="12pt" fo:font-weight="normal" officeooo:rsid="001bc762" officeooo:paragraph-rsid="00094401"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28b6" style:font-weight-asian="normal" style:font-weight-complex="normal"/>
    </style:style>
    <style:style style:name="T3" style:family="text">
      <style:text-properties fo:font-weight="normal" officeooo:rsid="00094401" style:font-weight-asian="normal" style:font-weight-complex="normal"/>
    </style:style>
    <style:style style:name="T4" style:family="text">
      <style:text-properties officeooo:rsid="000944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boration <text:span text:style-name="T4">1</text:span> – <text:span text:style-name="T4">FIFO</text:span></text:p>
      <text:p text:style-name="P4"/>
      <text:p text:style-name="P5">Laborationsdata</text:p>
      <text:p text:style-name="P3">Namn: <text:span text:style-name="T1">Tommy Yasi</text:span></text:p>
      <text:p text:style-name="P3">Login-id: <text:span text:style-name="T1">toya1800</text:span></text:p>
      <text:p text:style-name="P3">Laboration: <text:span text:style-name="T4">1</text:span><text:span text:style-name="T1"> – </text:span><text:span text:style-name="T3">FIFO</text:span></text:p>
      <text:p text:style-name="P3">Datum: <text:span text:style-name="T1">2019-0</text:span><text:span text:style-name="T3">4</text:span><text:span text:style-name="T1">-0</text:span><text:span text:style-name="T3">2</text:span></text:p>
      <text:p text:style-name="P3">Utvecklingsmiljö: <text:span text:style-name="T1">C</text:span><text:span text:style-name="T2">L</text:span><text:span text:style-name="T1">ion</text:span></text:p>
      <text:p text:style-name="P1"/>
      <text:p text:style-name="P5">Filer</text:p>
      <text:p text:style-name="P6"><text:span text:style-name="T1">Queue.h, Queue.cpp</text:span></text:p>
      <text:p text:style-name="P6"><text:span text:style-name="T1">testApp.h, testApp.cpp</text:span></text:p>
      <text:p text:style-name="P6"><text:span text:style-name="T1">main.cpp</text:span></text:p>
      <text:p text:style-name="P7"/>
      <text:p text:style-name="P5">Slutsatser</text:p>
      <text:p text:style-name="P2">Fick lära mig om vad smart pointer är för något, hur de används och varför de är så effektiva och ett vanligt sätt att jobba med när man ska använda sig av pekare. Just den här labben gick endast igenom unika pekare vilket kändes bra då det troligtvis är den enklaste formen av smart pointer att jobba med i början. Tyckte däremot att materialet kunde ha sagt mer om hur man skriver dessa när man skriver kod men labben var inte allt för lå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1:57:16.683000000</meta:creation-date>
    <dc:date>2019-04-02T12:06:18.399000000</dc:date>
    <meta:editing-duration>PT9M2S</meta:editing-duration>
    <meta:editing-cycles>1</meta:editing-cycles>
    <meta:document-statistic meta:table-count="0" meta:image-count="0" meta:object-count="0" meta:page-count="1" meta:paragraph-count="13" meta:word-count="107" meta:character-count="635" meta:non-whitespace-character-count="538"/>
    <meta:generator>LibreOffice/6.1.1.2$Windows_X86_64 LibreOffice_project/5d19a1bfa650b796764388cd8b33a5af1f5baa1b</meta:generator>
  </office:meta>
</office:document-meta>
</file>